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F000001D0EC4B2C0B.jpg"/>
  <manifest:file-entry manifest:media-type="image/jpeg" manifest:full-path="Pictures/10000000000003FF000002DF6B0B6661.jpg"/>
  <manifest:file-entry manifest:media-type="image/jpeg" manifest:full-path="Pictures/10000000000003FE0000032604CCFD61.jpg"/>
  <manifest:file-entry manifest:media-type="image/jpeg" manifest:full-path="Pictures/10000000000001C0000001318463ED4B.jpg"/>
  <manifest:file-entry manifest:media-type="image/jpeg" manifest:full-path="Pictures/10000000000001BE000001289BD490ED.jpg"/>
  <manifest:file-entry manifest:media-type="image/jpeg" manifest:full-path="Pictures/100000000000028F000002DBC5A477C8.jpg"/>
  <manifest:file-entry manifest:media-type="image/jpeg" manifest:full-path="Pictures/10000000000001E2000002DAD03C9B11.jpg"/>
  <manifest:file-entry manifest:media-type="image/jpeg" manifest:full-path="Pictures/1000000000000400000002002B129336.jpg"/>
  <manifest:file-entry manifest:media-type="image/jpeg" manifest:full-path="Pictures/10000000000001F9000002DDC8BD9276.jpg"/>
  <manifest:file-entry manifest:media-type="image/jpeg" manifest:full-path="Pictures/100000000000019D00000219B516964D.jpg"/>
  <manifest:file-entry manifest:media-type="image/jpeg" manifest:full-path="Pictures/10000000000003FE000002889F25354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headline2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254cm" svg:stroke-color="#000000" draw:marker-start-width="0.965cm" draw:marker-end-width="0.965cm" svg:stroke-opacity="40%" draw:stroke-linejoin="miter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254cm" svg:stroke-color="#111111" draw:marker-start-width="0.965cm" draw:marker-end-width="0.965cm" svg:stroke-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254cm" svg:stroke-color="#1c1c1c" draw:marker-start-width="0.965cm" draw:marker-end-width="0.965cm" svg:stroke-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3333ff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40pt" fo:font-style="normal" style:font-size-asian="40pt" style:font-style-asian="normal" style:font-size-complex="40pt" style:font-style-complex="normal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/>
      <style:text-properties fo:color="#0084d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fo:color="#0084d1" fo:font-size="60pt" fo:text-shadow="1pt 1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color="#0084d1" fo:font-size="60pt" fo:text-shadow="1pt 1pt" fo:font-weight="bold" style:font-size-asian="60pt" style:font-weight-asian="bold" style:font-size-complex="60pt" style:font-weight-complex="bold"/>
    </style:style>
    <style:style style:name="P10" style:family="paragraph">
      <style:text-properties fo:color="#0084d1" fo:font-size="48pt" fo:text-shadow="1pt 1pt" fo:font-weight="bold" style:font-size-asian="48pt" style:font-weight-asian="bold" style:font-size-complex="48pt" style:font-weight-complex="bold"/>
    </style:style>
    <style:style style:name="P11" style:family="paragraph">
      <style:text-properties fo:font-size="20pt"/>
    </style:style>
    <style:style style:name="T1" style:family="text">
      <style:text-properties fo:color="#3333ff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66cc" fo:font-family="'Comic Sans MS'" style:font-family-generic="script" style:font-pitch="variable" fo:font-size="24pt" fo:text-shadow="1pt 1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color="#0066cc"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66cc" fo:font-family="Aharoni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40pt" fo:font-style="normal" style:font-size-asian="40pt" style:font-style-asian="normal" style:font-size-complex="40pt" style:font-style-complex="normal"/>
    </style:style>
    <style:style style:name="T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0084d1" fo:font-size="54pt" fo:text-shadow="1pt 1pt" fo:font-weight="bold" style:font-size-asian="54pt" style:font-weight-asian="bold" style:font-size-complex="54pt" style:font-weight-complex="bold"/>
    </style:style>
    <style:style style:name="T9" style:family="text">
      <style:text-properties fo:color="#0084d1" fo:font-size="60pt" fo:text-shadow="1pt 1pt" fo:font-weight="bold" style:font-size-asian="60pt" style:font-weight-asian="bold" style:font-size-complex="60pt" style:font-weight-complex="bold"/>
    </style:style>
    <style:style style:name="T10" style:family="text">
      <style:text-properties fo:color="#0084d1"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399cm" svg:height="12.699cm" svg:x="0cm" svg:y="6.35cm">
          <draw:image xlink:href="Pictures/1000000000000400000002002B129336.jpg" xlink:type="simple" xlink:show="embed" xlink:actuate="onLoad">
            <text:p/>
          </draw:image>
        </draw:frame>
        <draw:frame draw:style-name="gr2" draw:text-style-name="P2" draw:layer="layout" svg:width="12.446cm" svg:height="6.136cm" svg:x="0.508cm" svg:y="0.762cm">
          <draw:text-box>
            <text:p text:style-name="P2"><text:span text:style-name="T1"><text:tab/></text:span><text:span text:style-name="T2">Отбор "DARK BROWN"</text:span></text:p>
            <text:p text:style-name="P2"><text:span text:style-name="T3"><text:s/></text:span><text:span text:style-name="T3">Кристина Вечкова</text:span></text:p>
            <text:p text:style-name="P2"><text:span text:style-name="T3"><text:tab/></text:span><text:span text:style-name="T3">Жулиен Иванов</text:span></text:p>
            <text:p text:style-name="P2"><text:span text:style-name="T3"><text:tab/></text:span><text:span text:style-name="T3"><text:tab/></text:span><text:span text:style-name="T3">Божидар Чакаров</text:span></text:p>
            <text:p text:style-name="P2"><text:span text:style-name="T3"><text:tab/></text:span><text:span text:style-name="T3"><text:tab/></text:span><text:span text:style-name="T3"><text:tab/></text:span><text:span text:style-name="T3">Виктория Ламбова</text:span></text:p>
          </draw:text-box>
        </draw:frame>
        <draw:frame draw:style-name="gr2" draw:layer="layout" svg:width="8.636cm" svg:height="1.369cm" svg:x="14.732cm" svg:y="0.917cm">
          <draw:text-box>
            <text:p><text:span text:style-name="T4">Tracking Tools</text:span></text:p>
          </draw:text-box>
        </draw:frame>
        <draw:frame draw:style-name="gr3" draw:text-style-name="P3" draw:layer="layout" svg:width="6.276cm" svg:height="3.821cm" svg:x="15.748cm" svg:y="2.275cm">
          <draw:text-box draw:corner-radius="1.27cm">
            <text:list text:style-name="L2">
              <text:list-item>
                <text:p><text:span text:style-name="T5"><text:s/></text:span><text:span text:style-name="T6">Trello </text:span></text:p>
              </text:list-item>
              <text:list-item>
                <text:p><text:span text:style-name="T5"><text:s/></text:span><text:span text:style-name="T6">GitHub</text:span><text:span text:style-name="T5"> 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0cm" svg:height="0cm" svg:x="0cm" svg:y="0cm" draw:page-number="1" presentation:class="page"/>
          <draw:frame draw:name="Notes Placeholder 2" presentation:style-name="pr1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6" draw:layer="layout" svg:width="0.001cm" svg:height="0.001cm" svg:x="0cm" svg:y="0cm" presentation:class="page-number">
            <draw:text-box>
              <text:p text:style-name="P5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5.4cm" svg:height="18.796cm" svg:x="0cm" svg:y="-0.143cm">
          <draw:image xlink:href="Pictures/10000000000003FE0000032604CCFD61.jpg" xlink:type="simple" xlink:show="embed" xlink:actuate="onLoad">
            <text:p/>
          </draw:image>
        </draw:frame>
        <draw:frame draw:style-name="gr5" draw:text-style-name="P1" draw:layer="layout" svg:width="10.201cm" svg:height="15.451cm" svg:x="0cm" svg:y="0.254cm">
          <draw:image xlink:href="Pictures/10000000000001E2000002DAD03C9B11.jpg" xlink:type="simple" xlink:show="embed" xlink:actuate="onLoad">
            <text:p/>
          </draw:image>
        </draw:frame>
        <draw:frame draw:style-name="gr2" draw:text-style-name="P7" draw:layer="layout" svg:width="8.636cm" svg:height="4.501cm" svg:x="10.201cm" svg:y="2.54cm">
          <draw:text-box>
            <text:p text:style-name="P7"><text:span text:style-name="T8">Светлин Наков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4cm" svg:height="18.859cm" svg:x="-0.066cm" svg:y="0.125cm">
          <draw:image xlink:href="Pictures/10000000000003FF000002DF6B0B6661.jpg" xlink:type="simple" xlink:show="embed" xlink:actuate="onLoad">
            <text:p/>
          </draw:image>
        </draw:frame>
        <draw:frame draw:style-name="gr6" draw:text-style-name="P1" draw:layer="layout" svg:width="12.217cm" svg:height="7.681cm" svg:x="12.675cm" svg:y="0.508cm">
          <draw:image xlink:href="Pictures/10000000000003FE000002889F25354E.jpg" xlink:type="simple" xlink:show="embed" xlink:actuate="onLoad">
            <text:p/>
          </draw:image>
        </draw:frame>
        <draw:frame draw:style-name="gr2" draw:text-style-name="P8" draw:layer="layout" svg:width="19.558cm" svg:height="2.618cm" svg:x="-0.254cm" svg:y="16.51cm">
          <draw:text-box>
            <text:p text:style-name="P8"><text:span text:style-name="T9">Ангел Георгиев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" draw:layer="layout" svg:width="15.256cm" svg:height="10.813cm" svg:x="9.906cm" svg:y="7.983cm">
          <draw:image xlink:href="Pictures/10000000000001BE000001289BD490ED.jpg" xlink:type="simple" xlink:show="embed" xlink:actuate="onLoad">
            <text:p/>
          </draw:image>
        </draw:frame>
        <draw:frame draw:style-name="gr7" draw:text-style-name="P1" draw:layer="layout" svg:width="11.281cm" svg:height="13.906cm" svg:x="0.254cm" svg:y="0.318cm">
          <draw:image xlink:href="Pictures/100000000000019D00000219B516964D.jpg" xlink:type="simple" xlink:show="embed" xlink:actuate="onLoad">
            <text:p/>
          </draw:image>
        </draw:frame>
        <draw:frame draw:style-name="gr2" draw:text-style-name="P9" draw:layer="layout" svg:width="11.938cm" svg:height="4.985cm" svg:x="12.954cm" svg:y="0.762cm">
          <draw:text-box>
            <text:p text:style-name="P9"><text:span text:style-name="T9">Богомил Димитров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1" draw:layer="layout" svg:width="20.017cm" svg:height="14.247cm" svg:x="5.129cm" svg:y="4.549cm">
          <draw:image xlink:href="Pictures/10000000000002BF000001D0EC4B2C0B.jpg" xlink:type="simple" xlink:show="embed" xlink:actuate="onLoad">
            <text:p/>
          </draw:image>
        </draw:frame>
        <draw:frame draw:style-name="gr7" draw:text-style-name="P1" draw:layer="layout" svg:width="11.577cm" svg:height="12.932cm" svg:x="0.361cm" svg:y="0.254cm">
          <draw:image xlink:href="Pictures/100000000000028F000002DBC5A477C8.jpg" xlink:type="simple" xlink:show="embed" xlink:actuate="onLoad">
            <text:p/>
          </draw:image>
        </draw:frame>
        <draw:frame draw:style-name="gr2" draw:text-style-name="P10" draw:layer="layout" svg:width="13.97cm" svg:height="2.143cm" svg:x="12.192cm" svg:y="1.159cm">
          <draw:text-box>
            <text:p text:style-name="P10"><text:span text:style-name="T10">Росица Попова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" draw:layer="layout" svg:width="15.033cm" svg:height="11.04cm" svg:x="0.254cm" svg:y="0.136cm">
          <draw:image xlink:href="Pictures/10000000000001C0000001318463ED4B.jpg" xlink:type="simple" xlink:show="embed" xlink:actuate="onLoad">
            <text:p/>
          </draw:image>
        </draw:frame>
        <draw:frame draw:style-name="gr7" draw:text-style-name="P1" draw:layer="layout" svg:width="13.462cm" svg:height="17.272cm" svg:x="11.938cm" svg:y="1.778cm">
          <draw:image xlink:href="Pictures/10000000000001F9000002DDC8BD9276.jpg" xlink:type="simple" xlink:show="embed" xlink:actuate="onLoad">
            <text:p/>
          </draw:image>
        </draw:frame>
        <draw:frame draw:style-name="gr2" draw:text-style-name="P9" draw:layer="layout" svg:width="11.43cm" svg:height="4.985cm" svg:x="0.254cm" svg:y="11.684cm">
          <draw:text-box>
            <text:p text:style-name="P9"><text:span text:style-name="T9">Николай</text:span></text:p>
            <text:p text:style-name="P9"><text:span text:style-name="T9">Банкин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5-03-04">3/4/15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ia Lambova</meta:initial-creator>
    <meta:creation-date>2015-03-04T17:43:57.61</meta:creation-date>
    <dc:date>2015-03-04T18:35:19.86</dc:date>
    <dc:creator>Victoria Lambova</dc:creator>
    <meta:editing-duration>PT6M2S</meta:editing-duration>
    <meta:editing-cycles>1</meta:editing-cycles>
    <meta:document-statistic meta:object-count="55"/>
    <meta:generator>OpenOffice/4.0.1$Win32 OpenOffice.org_project/401m5$Build-9714</meta:generator>
  </office:meta>
</office:document-meta>
</file>